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multiscripts>
        <mi>Z</mi>
        <mprescripts/>
        <none/>
        <mi mathvariant="italic">NDC</mi>
      </mmultiscripts>
      <mo stretchy="false">=</mo>
      <mfrac>
        <mrow>
          <mrow>
            <mi>Z</mi>
            <mo stretchy="false">∗</mo>
            <mi>S</mi>
          </mrow>
          <mo stretchy="false">+</mo>
          <mi>T</mi>
        </mrow>
        <mi>Z</mi>
      </mfrac>
    </mrow>
    <annotation encoding="StarMath 5.0">Z lsup{NDC} ={{ Z*S }+T} over { Z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1:36:50.537027037</meta:creation-date>
    <dc:date>2015-05-15T11:50:35.901336795</dc:date>
    <meta:editing-duration>PT13M45S</meta:editing-duration>
    <meta:editing-cycles>2</meta:editing-cycles>
    <meta:generator>LibreOffice/4.4.3.2$Linux_X86_64 LibreOffice_project/40$Build-2</meta:generator>
  </office:meta>
</office:document-meta>
</file>